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71.72mm"/>
    </style:style>
    <style:style style:name="co10" style:family="table-column">
      <style:table-column-properties fo:break-before="auto" style:column-width="30.8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4|knows_power_strike_2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ironflesh_1|knows_power_draw_1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4|knows_power_strike_2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5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3|knows_power_draw_2|knows_horse_archery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ironflesh_1|knows_power_strike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throw_1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2|knows_power_draw_3|knows_power_strike_2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athletics_2|knows_power_draw_3|knows_power_strike_2|knows_ironflesh_1,lorien_elf_face_1,lorien_elf_face_2]," calcext:value-type="string">
            <text:p>["a1_lorien_scout","Lothlorien_Scout","Lothlorien_Scouts",tf_lorien| tfg_ranged| tfg_armor| tfg_boots| tf_no_capture_alive,0,0,fac_lorien,[itm_lorien_archer,itm_lorien_boots,itm_short_bow,itm_elven_arrows,itm_lorien_sword_b,],attr_elf_tier_1,wp_elf_tier_1,knows_common|knows_athletics_2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_mounted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Veteran_Scout&quot;,&quot;Lothlorien_Veteran_Scouts&quot;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Veteran_Scout","Lothlorien_Veteran_Scouts"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warden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warden&quot;,&quot;Lothlorien_Archer&quot;,&quot;Lothlorien_Archer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warden","Lothlorien_Archer","Lothlorien_Archer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warden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warden&quot;,&quot;Lothlorien_Veteran_Archer&quot;,&quot;Lothlorien_Veteran_Archer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warden","Lothlorien_Veteran_Archer","Lothlorien_Veteran_Archer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warden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warden&quot;,&quot;Lothlorien_Master_Archer&quot;,&quot;Lothlorien_Master_Archer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warden","Lothlorien_Master_Archer","Lothlorien_Master_Archer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lorien_warden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_mounted| tfg_shield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warden&quot;,&quot;Galadhrim_Royal_Archer&quot;,&quot;Galadhrim_Royal_Archers&quot;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warden","Galadhrim_Royal_Archer","Galadhrim_Royal_Archers"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Infantry&quot;,&quot;Lothlorien_Infantry&quot;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Infantry","Lothlorien_Infantry"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archer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archer&quot;,&quot;Lothlorien_Veteran_Infantry&quot;,&quot;Lothlorien_Veteran_Infantry&quot;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archer","Lothlorien_Veteran_Infantry","Lothlorien_Veteran_Infantry"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archer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archer&quot;,&quot;Lothlorien_Elite_Infantry&quot;,&quot;Lothlorien_Elite_Infantry&quot;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archer","Lothlorien_Elite_Infantry","Lothlorien_Elite_Infantry"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archer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archer&quot;,&quot;Galadhrim_Royal_Swordsman&quot;,&quot;Galadhrim_Royal_Swordsmen&quot;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archer","Galadhrim_Royal_Swordsman","Galadhrim_Royal_Swordsmen"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Warden&quot;,&quot;Lothlorien_Wardens&quot;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Warden","Lothlorien_Wardens"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rien_inf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inf&quot;,&quot;Lothlorien_Veteran_Warden&quot;,&quot;Lothlorien_Veteran_Wardens&quot;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inf","Lothlorien_Veteran_Warden","Lothlorien_Veteran_Wardens"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rien_inf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<text:s/>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inf&quot;,&quot;Galadhrim_Royal_Warden&quot;,&quot;Galadhrim_Royal_Wardens&quot;,tf_lorien|  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inf","Galadhrim_Royal_Warden","Galadhrim_Royal_Wardens",tf_lorien| <text:s/>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2|knows_power_strike_2|knows_power_draw_3|knows_power_strike_4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power_draw_3|knows_power_strike_1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riding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riding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0.00.0000</text:date>, <text:time style:data-style-name="N2" text:time-value="13:18:36.0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1-11T14:55:11.684000000</dc:date>
    <meta:editing-cycles>306</meta:editing-cycles>
    <meta:editing-duration>P3DT15H27M25S</meta:editing-duration>
    <meta:document-statistic meta:table-count="2" meta:cell-count="6743" meta:object-count="0"/>
  </office:meta>
</office:document-meta>
</file>